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5.845cm" fo:margin-left="0cm" table:align="left"/>
    </style:style>
    <style:style style:name="표1.A" style:family="table-column">
      <style:table-column-properties style:column-width="3.452cm"/>
    </style:style>
    <style:style style:name="표1.B" style:family="table-column">
      <style:table-column-properties style:column-width="12.393cm"/>
    </style:style>
    <style:style style:name="표1.1" style:family="table-row">
      <style:table-row-properties style:min-row-height="0.928cm" style:use-optimal-row-height="false"/>
    </style:style>
    <style:style style:name="표1.A1" style:family="table-cell">
      <style:table-cell-properties style:vertical-align="middle" fo:padding-left="0.021cm" fo:padding-right="0.021cm" fo:padding-top="0cm" fo:padding-bottom="0cm" fo:border-left="none" fo:border-right="0.5pt dotted #000000" fo:border-top="1.5pt solid #000000" fo:border-bottom="0.5pt dotted #000000"/>
    </style:style>
    <style:style style:name="표1.B1" style:family="table-cell">
      <style:table-cell-properties style:vertical-align="middle" fo:padding-left="0.021cm" fo:padding-right="0.021cm" fo:padding-top="0cm" fo:padding-bottom="0cm" fo:border-left="0.5pt dotted #000000" fo:border-right="none" fo:border-top="1.5pt solid #000000" fo:border-bottom="0.5pt dotted #000000"/>
    </style:style>
    <style:style style:name="표1.A2" style:family="table-cell">
      <style:table-cell-properties style:vertical-align="middle" fo:padding-left="0.021cm" fo:padding-right="0.021cm" fo:padding-top="0cm" fo:padding-bottom="0cm" fo:border-left="none" fo:border-right="0.5pt dotted #000000" fo:border-top="0.5pt dotted #000000" fo:border-bottom="0.5pt dotted #000000"/>
    </style:style>
    <style:style style:name="표1.B2" style:family="table-cell">
      <style:table-cell-properties style:vertical-align="middle" fo:padding-left="0.021cm" fo:padding-right="0.021cm" fo:padding-top="0cm" fo:padding-bottom="0cm" fo:border-left="0.5pt dotted #000000" fo:border-right="none" fo:border-top="0.5pt dotted #000000" fo:border-bottom="0.5pt dotted #000000"/>
    </style:style>
    <style:style style:name="표1.A4" style:family="table-cell">
      <style:table-cell-properties style:vertical-align="middle" fo:padding-left="0.021cm" fo:padding-right="0.021cm" fo:padding-top="0cm" fo:padding-bottom="0cm" fo:border-left="none" fo:border-right="0.5pt dotted #000000" fo:border-top="0.5pt dotted #000000" fo:border-bottom="0.5pt dotted #595959"/>
    </style:style>
    <style:style style:name="표1.B4" style:family="table-cell">
      <style:table-cell-properties style:vertical-align="middle" fo:padding-left="0.021cm" fo:padding-right="0.021cm" fo:padding-top="0cm" fo:padding-bottom="0cm" fo:border-left="0.5pt dotted #000000" fo:border-right="none" fo:border-top="0.5pt dotted #000000" fo:border-bottom="0.5pt dotted #595959"/>
    </style:style>
    <style:style style:name="표2" style:family="table">
      <style:table-properties style:width="15.845cm" fo:margin-left="0cm" table:align="left"/>
    </style:style>
    <style:style style:name="표2.A" style:family="table-column">
      <style:table-column-properties style:column-width="5.281cm"/>
    </style:style>
    <style:style style:name="표2.C" style:family="table-column">
      <style:table-column-properties style:column-width="5.283cm"/>
    </style:style>
    <style:style style:name="표2.1" style:family="table-row">
      <style:table-row-properties style:row-height="0.931cm" style:use-optimal-row-height="false"/>
    </style:style>
    <style:style style:name="표2.A1" style:family="table-cell">
      <style:table-cell-properties style:vertical-align="middle" fo:padding-left="0.021cm" fo:padding-right="0.021cm" fo:padding-top="0cm" fo:padding-bottom="0cm" fo:border-left="none" fo:border-right="none" fo:border-top="1.5pt solid #000000" fo:border-bottom="0.5pt dotted #000000"/>
    </style:style>
    <style:style style:name="표2.2" style:family="table-row">
      <style:table-row-properties style:row-height="0.995cm" style:use-optimal-row-height="false"/>
    </style:style>
    <style:style style:name="표2.A2" style:family="table-cell">
      <style:table-cell-properties style:vertical-align="middle" fo:padding-left="0.021cm" fo:padding-right="0.021cm" fo:padding-top="0cm" fo:padding-bottom="0cm" fo:border-left="none" fo:border-right="0.5pt dotted #000000" fo:border-top="0.5pt dotted #000000" fo:border-bottom="0.5pt dotted #000000"/>
    </style:style>
    <style:style style:name="표2.B2" style:family="table-cell">
      <style:table-cell-properties style:vertical-align="middle" fo:padding-left="0.021cm" fo:padding-right="0.021cm" fo:padding-top="0cm" fo:padding-bottom="0cm" fo:border="0.5pt dotted #000000"/>
    </style:style>
    <style:style style:name="표2.C2" style:family="table-cell">
      <style:table-cell-properties style:vertical-align="middle" fo:padding-left="0.021cm" fo:padding-right="0.021cm" fo:padding-top="0cm" fo:padding-bottom="0cm" fo:border-left="0.5pt dotted #000000" fo:border-right="none" fo:border-top="0.5pt dotted #000000" fo:border-bottom="0.5pt dotted #000000"/>
    </style:style>
    <style:style style:name="표2.3" style:family="table-row">
      <style:table-row-properties style:row-height="5.583cm" style:use-optimal-row-height="false"/>
    </style:style>
    <style:style style:name="표2.A3" style:family="table-cell">
      <style:table-cell-properties style:vertical-align="middle" fo:padding-left="0.021cm" fo:padding-right="0.021cm" fo:padding-top="0cm" fo:padding-bottom="0cm" fo:border-left="none" fo:border-right="0.5pt dotted #000000" fo:border-top="0.5pt dotted #000000" fo:border-bottom="0.5pt dotted #595959"/>
    </style:style>
    <style:style style:name="표2.B3" style:family="table-cell">
      <style:table-cell-properties style:vertical-align="middle" fo:padding-left="0.021cm" fo:padding-right="0.021cm" fo:padding-top="0cm" fo:padding-bottom="0cm" fo:border-left="0.5pt dotted #000000" fo:border-right="0.5pt dotted #000000" fo:border-top="0.5pt dotted #000000" fo:border-bottom="0.5pt dotted #595959"/>
    </style:style>
    <style:style style:name="표2.C3" style:family="table-cell">
      <style:table-cell-properties style:vertical-align="middle" fo:padding-left="0.021cm" fo:padding-right="0.021cm" fo:padding-top="0cm" fo:padding-bottom="0cm" fo:border-left="0.5pt dotted #000000" fo:border-right="none" fo:border-top="0.5pt dotted #000000" fo:border-bottom="0.5pt dotted #595959"/>
    </style:style>
    <style:style style:name="표3" style:family="table">
      <style:table-properties style:width="15.845cm" fo:margin-left="0cm" table:align="left"/>
    </style:style>
    <style:style style:name="표3.A" style:family="table-column">
      <style:table-column-properties style:column-width="7.952cm"/>
    </style:style>
    <style:style style:name="표3.B" style:family="table-column">
      <style:table-column-properties style:column-width="3.946cm"/>
    </style:style>
    <style:style style:name="표3.C" style:family="table-column">
      <style:table-column-properties style:column-width="3.948cm"/>
    </style:style>
    <style:style style:name="표3.1" style:family="table-row">
      <style:table-row-properties style:min-row-height="0.873cm" style:use-optimal-row-height="false"/>
    </style:style>
    <style:style style:name="표3.A1" style:family="table-cell">
      <style:table-cell-properties style:vertical-align="middle" fo:padding-left="0.021cm" fo:padding-right="0.021cm" fo:padding-top="0cm" fo:padding-bottom="0cm" fo:border-left="none" fo:border-right="none" fo:border-top="1.5pt solid #000000" fo:border-bottom="0.5pt dotted #000000"/>
    </style:style>
    <style:style style:name="표3.A2" style:family="table-cell">
      <style:table-cell-properties style:vertical-align="middle" fo:padding-left="0.021cm" fo:padding-right="0.021cm" fo:padding-top="0cm" fo:padding-bottom="0cm" fo:border-left="none" fo:border-right="0.5pt dotted #000000" fo:border-top="0.5pt dotted #000000" fo:border-bottom="0.5pt dotted #000000"/>
    </style:style>
    <style:style style:name="표3.B2" style:family="table-cell">
      <style:table-cell-properties style:vertical-align="middle" fo:padding-left="0.021cm" fo:padding-right="0.021cm" fo:padding-top="0cm" fo:padding-bottom="0cm" fo:border="0.5pt dotted #000000"/>
    </style:style>
    <style:style style:name="표3.C2" style:family="table-cell">
      <style:table-cell-properties style:vertical-align="middle" fo:padding-left="0.021cm" fo:padding-right="0.021cm" fo:padding-top="0cm" fo:padding-bottom="0cm" fo:border-left="0.5pt dotted #000000" fo:border-right="none" fo:border-top="0.5pt dotted #000000" fo:border-bottom="0.5pt dotted #000000"/>
    </style:style>
    <style:style style:name="표3.A6" style:family="table-cell">
      <style:table-cell-properties style:vertical-align="middle" fo:padding-left="0.021cm" fo:padding-right="0.021cm" fo:padding-top="0cm" fo:padding-bottom="0cm" fo:border-left="none" fo:border-right="0.5pt dotted #000000" fo:border-top="0.5pt dotted #000000" fo:border-bottom="0.5pt dotted #595959"/>
    </style:style>
    <style:style style:name="표3.B6" style:family="table-cell">
      <style:table-cell-properties style:vertical-align="middle" fo:padding-left="0.021cm" fo:padding-right="0.021cm" fo:padding-top="0cm" fo:padding-bottom="0cm" fo:border-left="0.5pt dotted #000000" fo:border-right="0.5pt dotted #000000" fo:border-top="0.5pt dotted #000000" fo:border-bottom="0.5pt dotted #595959"/>
    </style:style>
    <style:style style:name="표3.C6" style:family="table-cell">
      <style:table-cell-properties style:vertical-align="middle" fo:padding-left="0.021cm" fo:padding-right="0.021cm" fo:padding-top="0cm" fo:padding-bottom="0cm" fo:border-left="0.5pt dotted #000000" fo:border-right="none" fo:border-top="0.5pt dotted #000000" fo:border-bottom="0.5pt dotted #595959"/>
    </style:style>
    <style:style style:name="P1" style:family="paragraph" style:parent-style-name="Footer">
      <style:paragraph-properties fo:margin-left="0cm" fo:margin-right="0.353cm" fo:text-align="end" style:justify-single-word="false" fo:text-indent="0cm" style:auto-text-indent="false"/>
    </style:style>
    <style:style style:name="P2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404040" style:font-name="Arial1" fo:font-size="24pt" fo:font-weight="bold" style:font-name-asian="맑은 고딕" style:font-size-asian="24pt" style:font-weight-asian="bold" style:font-name-complex="Arial1" style:font-size-complex="24pt"/>
    </style:style>
    <style:style style:name="P3" style:family="paragraph" style:parent-style-name="표준">
      <style:paragraph-properties fo:margin-top="0cm" fo:margin-bottom="0cm" loext:contextual-spacing="false" fo:line-height="100%" fo:text-align="start" style:justify-single-word="false"/>
      <style:text-properties fo:color="#404040" style:font-name="Arial1" fo:font-size="9pt" fo:font-weight="bold" style:font-name-asian="맑은 고딕" style:font-size-asian="9pt" style:font-weight-asian="bold" style:font-name-complex="Arial1" style:font-size-complex="9pt"/>
    </style:style>
    <style:style style:name="P4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404040" style:font-name="Arial1" fo:font-size="9pt" fo:font-weight="bold" style:font-name-asian="맑은 고딕" style:font-size-asian="9pt" style:font-weight-asian="bold" style:font-name-complex="Arial1" style:font-size-complex="9pt"/>
    </style:style>
    <style:style style:name="P5" style:family="paragraph" style:parent-style-name="표준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9pt" fo:font-weight="bold" style:font-name-asian="맑은 고딕" style:font-size-asian="9pt" style:font-weight-asian="bold" style:font-name-complex="Arial1" style:font-size-complex="9pt"/>
    </style:style>
    <style:style style:name="P7" style:family="paragraph" style:parent-style-name="예스폼">
      <style:paragraph-properties fo:line-height="100%" fo:text-align="center" style:justify-single-word="false" style:line-break="strict">
        <style:tab-stops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</style:tab-stops>
      </style:paragraph-properties>
      <style:text-properties fo:color="#404040" style:font-name="Arial1" style:font-name-asian="맑은 고딕" style:font-name-complex="Arial1"/>
    </style:style>
    <style:style style:name="P8" style:family="paragraph" style:parent-style-name="바탕글">
      <style:paragraph-properties fo:margin-left="0.353cm" fo:margin-right="0cm" fo:line-height="100%" fo:text-align="start" style:justify-single-word="false" fo:text-indent="0cm" style:auto-text-indent="false" style:line-break="strict">
        <style:tab-stops>
          <style:tab-stop style:position="1.058cm"/>
          <style:tab-stop style:position="2.469cm"/>
          <style:tab-stop style:position="3.881cm"/>
          <style:tab-stop style:position="5.292cm"/>
          <style:tab-stop style:position="6.703cm"/>
          <style:tab-stop style:position="8.114cm"/>
          <style:tab-stop style:position="9.525cm"/>
          <style:tab-stop style:position="10.936cm"/>
          <style:tab-stop style:position="12.347cm"/>
          <style:tab-stop style:position="13.758cm"/>
          <style:tab-stop style:position="15.169cm"/>
          <style:tab-stop style:position="16.581cm"/>
          <style:tab-stop style:position="17.992cm"/>
          <style:tab-stop style:position="19.403cm"/>
          <style:tab-stop style:position="20.814cm"/>
          <style:tab-stop style:position="22.225cm"/>
          <style:tab-stop style:position="23.636cm"/>
          <style:tab-stop style:position="25.047cm"/>
          <style:tab-stop style:position="26.458cm"/>
          <style:tab-stop style:position="27.869cm"/>
          <style:tab-stop style:position="29.281cm"/>
          <style:tab-stop style:position="30.692cm"/>
          <style:tab-stop style:position="32.103cm"/>
          <style:tab-stop style:position="33.514cm"/>
          <style:tab-stop style:position="34.925cm"/>
          <style:tab-stop style:position="36.336cm"/>
          <style:tab-stop style:position="37.747cm"/>
          <style:tab-stop style:position="39.158cm"/>
          <style:tab-stop style:position="40.569cm"/>
          <style:tab-stop style:position="41.981cm"/>
          <style:tab-stop style:position="43.392cm"/>
        </style:tab-stops>
      </style:paragraph-properties>
      <style:text-properties fo:color="#000000" style:font-name="Arial1" style:font-name-asian="맑은 고딕" style:font-name-complex="Arial1"/>
    </style:style>
    <style:style style:name="P9" style:family="paragraph" style:parent-style-name="바탕글">
      <style:paragraph-properties fo:margin-left="0.353cm" fo:margin-right="0cm" fo:line-height="100%" fo:text-align="start" style:justify-single-word="false" fo:text-indent="0cm" style:auto-text-indent="false" style:line-break="strict">
        <style:tab-stops>
          <style:tab-stop style:position="1.058cm"/>
          <style:tab-stop style:position="2.469cm"/>
          <style:tab-stop style:position="3.881cm"/>
          <style:tab-stop style:position="5.292cm"/>
          <style:tab-stop style:position="6.703cm"/>
          <style:tab-stop style:position="8.114cm"/>
          <style:tab-stop style:position="9.525cm"/>
          <style:tab-stop style:position="10.936cm"/>
          <style:tab-stop style:position="12.347cm"/>
          <style:tab-stop style:position="13.758cm"/>
          <style:tab-stop style:position="15.169cm"/>
          <style:tab-stop style:position="16.581cm"/>
          <style:tab-stop style:position="17.992cm"/>
          <style:tab-stop style:position="19.403cm"/>
          <style:tab-stop style:position="20.814cm"/>
          <style:tab-stop style:position="22.225cm"/>
          <style:tab-stop style:position="23.636cm"/>
          <style:tab-stop style:position="25.047cm"/>
          <style:tab-stop style:position="26.458cm"/>
          <style:tab-stop style:position="27.869cm"/>
          <style:tab-stop style:position="29.281cm"/>
          <style:tab-stop style:position="30.692cm"/>
          <style:tab-stop style:position="32.103cm"/>
          <style:tab-stop style:position="33.514cm"/>
          <style:tab-stop style:position="34.925cm"/>
          <style:tab-stop style:position="36.336cm"/>
          <style:tab-stop style:position="37.747cm"/>
          <style:tab-stop style:position="39.158cm"/>
          <style:tab-stop style:position="40.569cm"/>
          <style:tab-stop style:position="41.981cm"/>
          <style:tab-stop style:position="43.392cm"/>
        </style:tab-stops>
      </style:paragraph-properties>
    </style:style>
    <style:style style:name="P10" style:family="paragraph" style:parent-style-name="바탕글">
      <style:paragraph-properties fo:text-align="center" style:justify-single-word="false" style:line-break="strict"/>
      <style:text-properties fo:color="#000000" style:font-name="Arial1" style:font-name-asian="맑은 고딕" style:font-name-complex="Arial1"/>
    </style:style>
    <style:style style:name="P11" style:family="paragraph" style:parent-style-name="바탕글">
      <style:paragraph-properties fo:line-height="100%" fo:text-align="center" style:justify-single-word="false" style:line-break="strict"/>
    </style:style>
    <style:style style:name="P12" style:family="paragraph" style:parent-style-name="표준">
      <style:text-properties fo:color="#404040" style:font-name="Arial1" style:font-name-asian="맑은 고딕" style:font-name-complex="Arial1"/>
    </style:style>
    <style:style style:name="P13" style:family="paragraph" style:parent-style-name="Footnote">
      <style:paragraph-properties fo:line-height="115%"/>
    </style:style>
    <style:style style:name="P14" style:family="paragraph" style:parent-style-name="예스폼" style:master-page-name="MP0">
      <style:paragraph-properties style:page-number="auto" fo:break-before="page" style:line-break="strict"/>
      <style:text-properties fo:color="#404040" style:font-name="Arial1" fo:font-size="1pt" style:font-name-asian="맑은 고딕" style:font-size-asian="1pt" style:font-name-complex="Arial1" style:font-size-complex="1pt"/>
    </style:style>
    <style:style style:name="T1" style:family="text">
      <style:text-properties fo:color="#404040" style:font-name="Arial1" fo:font-size="9pt" fo:font-weight="bold" style:font-name-asian="맑은 고딕" style:font-size-asian="9pt" style:font-weight-asian="bold" style:font-name-complex="Arial1" style:font-size-complex="9pt"/>
    </style:style>
    <style:style style:name="T2" style:family="text">
      <style:text-properties fo:color="#404040" style:font-name="Arial1" fo:font-size="9pt" style:font-name-asian="맑은 고딕" style:font-size-asian="9pt" style:font-name-complex="Arial1" style:font-size-complex="9pt"/>
    </style:style>
    <style:style style:name="T3" style:family="text">
      <style:text-properties fo:color="#404040" style:font-name="Arial" fo:font-size="9pt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Minutes of Meeting</text:p>
      <text:p text:style-name="P7"/>
      <text:p text:style-name="P7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Date of Meeting</text:p>
          </table:table-cell>
          <table:table-cell table:style-name="표1.B1" office:value-type="string">
            <text:p text:style-name="P8"/>
          </table:table-cell>
        </table:table-row>
        <table:table-row table:style-name="표1.1">
          <table:table-cell table:style-name="표1.A2" office:value-type="string">
            <text:p text:style-name="P3">Place of Meeting</text:p>
          </table:table-cell>
          <table:table-cell table:style-name="표1.B2" office:value-type="string">
            <text:p text:style-name="P9"/>
          </table:table-cell>
        </table:table-row>
        <table:table-row table:style-name="표1.1">
          <table:table-cell table:style-name="표1.A2" office:value-type="string">
            <text:p text:style-name="P3">Attendees</text:p>
          </table:table-cell>
          <table:table-cell table:style-name="표1.B2" office:value-type="string">
            <text:p text:style-name="P8"/>
          </table:table-cell>
        </table:table-row>
        <table:table-row table:style-name="표1.1">
          <table:table-cell table:style-name="표1.A4" office:value-type="string">
            <text:p text:style-name="P3">Purpose of Meeting</text:p>
          </table:table-cell>
          <table:table-cell table:style-name="표1.B4" office:value-type="string">
            <text:p text:style-name="P8"/>
          </table:table-cell>
        </table:table-row>
      </table:table>
      <text:p text:style-name="P7"/>
      <text:p text:style-name="P7"/>
      <table:table table:name="표2" table:style-name="표2">
        <table:table-column table:style-name="표2.A" table:number-columns-repeated="2"/>
        <table:table-column table:style-name="표2.C"/>
        <table:table-row table:style-name="표2.1">
          <table:table-cell table:style-name="표2.A1" table:number-columns-spanned="3" office:value-type="string">
            <text:p text:style-name="P4">Agenda</text:p>
          </table:table-cell>
          <table:covered-table-cell/>
          <table:covered-table-cell/>
        </table:table-row>
        <table:table-row table:style-name="표2.2">
          <table:table-cell table:style-name="표2.A2" office:value-type="string">
            <text:p text:style-name="P4">Items</text:p>
          </table:table-cell>
          <table:table-cell table:style-name="표2.B2" office:value-type="string">
            <text:p text:style-name="P5"><text:span text:style-name="기본_20_단락_20_글꼴"><text:span text:style-name="T1">Discu</text:span></text:span><text:span text:style-name="기본_20_단락_20_글꼴"><text:span text:style-name="T2">s</text:span></text:span><text:span text:style-name="기본_20_단락_20_글꼴"><text:span text:style-name="T1">sions</text:span></text:span></text:p>
          </table:table-cell>
          <table:table-cell table:style-name="표2.C2" office:value-type="string">
            <text:p text:style-name="P4">Remarks</text:p>
          </table:table-cell>
        </table:table-row>
        <table:table-row table:style-name="표2.3">
          <table:table-cell table:style-name="표2.A3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표2.B3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표2.C3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7"/>
      <text:p text:style-name="P7"/>
      <table:table table:name="표3" table:style-name="표3">
        <table:table-column table:style-name="표3.A"/>
        <table:table-column table:style-name="표3.B"/>
        <table:table-column table:style-name="표3.C"/>
        <table:table-row table:style-name="표3.1">
          <table:table-cell table:style-name="표3.A1" table:number-columns-spanned="3" office:value-type="string">
            <text:p text:style-name="P4">Action Item</text:p>
          </table:table-cell>
          <table:covered-table-cell/>
          <table:covered-table-cell/>
        </table:table-row>
        <table:table-row table:style-name="표3.1">
          <table:table-cell table:style-name="표3.A2" office:value-type="string">
            <text:p text:style-name="P4">Task to be Done</text:p>
          </table:table-cell>
          <table:table-cell table:style-name="표3.B2" office:value-type="string">
            <text:p text:style-name="P5"><text:span text:style-name="기본_20_단락_20_글꼴"><text:span text:style-name="T1">Person Responsible</text:span></text:span><text:span text:style-name="기본_20_단락_20_글꼴"><text:span text:style-name="T1"><text:note text:id="ftn1" text:note-class="footnote"><text:note-citation>1</text:note-citation><text:note-body><text:p text:style-name="P13"><text:span text:style-name="T3">Shall be indicated the main person and assistant person in charge.</text:span> </text:p></text:note-body></text:note></text:span></text:span></text:p>
          </table:table-cell>
          <table:table-cell table:style-name="표3.C2" office:value-type="string">
            <text:p text:style-name="P11"><text:span text:style-name="기본_20_단락_20_글꼴"><text:span text:style-name="T1">Due Date</text:span></text:span><text:span text:style-name="미주_20_참조"><text:span text:style-name="T1"><text:note text:id="ftn2" text:note-class="footnote"><text:note-citation>2</text:note-citation><text:note-body><text:p text:style-name="P13"><text:span text:style-name="T3">Shall be indicated an interim report date and the final completion date.</text:span> </text:p></text:note-body></text:note></text:span></text:span></text:p>
          </table:table-cell>
        </table:table-row>
        <table:table-row table:style-name="표3.1">
          <table:table-cell table:style-name="표3.A2" office:value-type="string">
            <text:p text:style-name="P6"/>
          </table:table-cell>
          <table:table-cell table:style-name="표3.B2" office:value-type="string">
            <text:p text:style-name="P6"/>
          </table:table-cell>
          <table:table-cell table:style-name="표3.C2" office:value-type="string">
            <text:p text:style-name="P6"/>
          </table:table-cell>
        </table:table-row>
        <table:table-row table:style-name="표3.1">
          <table:table-cell table:style-name="표3.A2" office:value-type="string">
            <text:p text:style-name="P6"/>
          </table:table-cell>
          <table:table-cell table:style-name="표3.B2" office:value-type="string">
            <text:p text:style-name="P6"/>
          </table:table-cell>
          <table:table-cell table:style-name="표3.C2" office:value-type="string">
            <text:p text:style-name="P6"/>
          </table:table-cell>
        </table:table-row>
        <table:table-row table:style-name="표3.1">
          <table:table-cell table:style-name="표3.A2" office:value-type="string">
            <text:p text:style-name="P6"/>
          </table:table-cell>
          <table:table-cell table:style-name="표3.B2" office:value-type="string">
            <text:p text:style-name="P6"/>
          </table:table-cell>
          <table:table-cell table:style-name="표3.C2" office:value-type="string">
            <text:p text:style-name="P6"/>
          </table:table-cell>
        </table:table-row>
        <table:table-row table:style-name="표3.1">
          <table:table-cell table:style-name="표3.A6" office:value-type="string">
            <text:p text:style-name="P6"/>
          </table:table-cell>
          <table:table-cell table:style-name="표3.B6" office:value-type="string">
            <text:p text:style-name="P6"/>
          </table:table-cell>
          <table:table-cell table:style-name="표3.C6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Tahoma" svg:font-family="Tahoma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매뉴얼_20_스타일1" style:display-name="매뉴얼 스타일1" style:family="paragraph" style:parent-style-name="Heading_20_1" style:next-style-name="표준" style:default-outline-level="1">
      <style:paragraph-properties fo:margin-left="1.341cm" fo:margin-right="0.176cm" fo:margin-top="0cm" fo:margin-bottom="0cm" loext:contextual-spacing="false" style:line-height-at-least="0.476cm" fo:hyphenation-ladder-count="no-limit" fo:text-indent="-1.693cm" style:auto-text-indent="false">
        <style:tab-stops/>
      </style:paragraph-properties>
      <style:text-properties fo:color="#2e455a" style:font-name="Meiryo" fo:font-family="Meiryo" style:font-family-generic="swiss" style:font-pitch="variable" fo:font-size="24pt" fo:font-weight="bold" style:font-name-asian="Meiryo" style:font-family-asian="Meiryo" style:font-family-generic-asian="swiss" style:font-pitch-asian="variable" style:font-size-asian="24pt" style:font-weight-asian="bold" style:font-name-complex="Meiryo" style:font-family-complex="Meiryo" style:font-family-generic-complex="swiss" style:font-pitch-complex="variable" style:font-size-complex="24pt" fo:hyphenate="false"/>
    </style:style>
    <style:style style:name="매뉴얼_20_부제_20_1" style:display-name="매뉴얼 부제 1" style:family="paragraph" style:parent-style-name="Heading_20_2" style:default-outline-level="2">
      <style:paragraph-properties fo:margin-left="4.586cm" fo:margin-right="0.176cm" fo:margin-top="0.873cm" fo:margin-bottom="0.873cm" loext:contextual-spacing="false" style:line-height-at-least="0.476cm" fo:text-align="start" style:justify-single-word="false" fo:orphans="2" fo:widows="2" fo:hyphenation-ladder-count="no-limit" fo:text-indent="0cm" style:auto-text-indent="false" fo:padding="0cm" fo:border-left="none" fo:border-right="none" fo:border-top="none" fo:border-bottom="0.74pt solid #d4d4d4" style:shadow="none" style:text-autospace="ideograph-alpha" style:line-break="strict">
        <style:tab-stops>
          <style:tab-stop style:position="-3.316cm"/>
        </style:tab-stops>
      </style:paragraph-properties>
      <style:text-properties fo:color="#4881a2" style:font-name="나눔고딕" fo:font-family="나눔고딕" style:font-family-generic="modern" style:font-pitch="variable" fo:font-size="12pt" fo:font-weight="bold" style:letter-kerning="false" style:font-name-asian="나눔고딕" style:font-family-asian="나눔고딕" style:font-family-generic-asian="modern" style:font-pitch-asian="variable" style:font-size-asian="12pt" style:font-weight-asian="bold" style:font-name-complex="굴림" style:font-family-complex="굴림" style:font-family-generic-complex="modern" style:font-pitch-complex="variable" style:font-size-complex="12pt" style:font-weight-complex="bold"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표준" style:next-style-name="표준" style:default-outline-level="1" style:list-style-name="" style:class="text">
      <style:paragraph-properties fo:hyphenation-ladder-count="no-limit" fo:keep-with-next="always"/>
      <style:text-properties style:font-name="맑은 고딕" fo:font-family="'맑은 고딕'" style:font-family-generic="modern" style:font-pitch="variable" fo:font-size="14pt" style:font-name-asian="맑은 고딕" style:font-family-asian="'맑은 고딕'" style:font-family-generic-asian="moder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2" style:display-name="Heading 2" style:family="paragraph" style:parent-style-name="표준" style:next-style-name="표준" style:default-outline-level="2" style:list-style-name="" style:class="text">
      <style:paragraph-properties fo:hyphenation-ladder-count="no-limit" fo:keep-with-next="always"/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Times New Roman" style:font-family-complex="'Times New Roman'" style:font-family-generic-complex="roman" style:font-pitch-complex="variable" fo:hyphenate="false"/>
    </style:style>
    <style:style style:name="바탕글" style:family="paragraph">
      <style:paragraph-properties fo:margin-top="0cm" fo:margin-bottom="0cm" loext:contextual-spacing="false" fo:line-height="123%" fo:orphans="0" fo:widows="0" fo:hyphenation-ladder-count="no-limit" style:text-autospace="none" style:line-break="normal">
        <style:tab-stops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</style:tab-stops>
      </style:paragraph-properties>
      <style:text-properties fo:color="#000000" style:font-name="바탕" fo:font-family="바탕" style:font-family-generic="roman" style:font-pitch="variable" style:letter-kerning="false" style:font-name-asian="바탕" style:font-family-asian="바탕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false"/>
    </style:style>
    <style:style style:name="예스폼" style:family="paragraph">
      <style:paragraph-properties fo:margin-top="0cm" fo:margin-bottom="0cm" loext:contextual-spacing="false" fo:line-height="123%" fo:orphans="0" fo:widows="0" fo:hyphenation-ladder-count="no-limit" style:text-autospace="none" style:line-break="normal">
        <style:tab-stops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  <style:text-properties fo:color="#000000" style:font-name="바탕" fo:font-family="바탕" style:font-family-generic="roman" style:font-pitch="variable" style:letter-kerning="false" style:font-name-asian="바탕" style:font-family-asian="바탕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false"/>
    </style:style>
    <style:style style:name="미주_20_텍스트" style:display-name="미주 텍스트" style:family="paragraph" style:parent-style-name="표준">
      <style:paragraph-properties fo:text-align="start" style:justify-single-word="false" fo:hyphenation-ladder-count="no-limit" style:snap-to-layout-grid="false"/>
      <style:text-properties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기본_20_단락_20_글꼴" style:display-name="기본 단락 글꼴" style:family="text"/>
    <style:style style:name="매뉴얼_20_스타일1_20_Char" style:display-name="매뉴얼 스타일1 Char" style:family="text" style:parent-style-name="제목_20_1_20_Char">
      <style:text-properties fo:color="#2e455a" style:font-name="Meiryo" fo:font-family="Meiryo" style:font-family-generic="swiss" style:font-pitch="variable" fo:font-size="24pt" fo:font-weight="bold" style:font-name-asian="Meiryo" style:font-family-asian="Meiryo" style:font-family-generic-asian="swiss" style:font-pitch-asian="variable" style:font-size-asian="24pt" style:font-weight-asian="bold" style:font-name-complex="Meiryo" style:font-family-complex="Meiryo" style:font-family-generic-complex="swiss" style:font-pitch-complex="variable" style:font-size-complex="24pt"/>
    </style:style>
    <style:style style:name="제목_20_1_20_Char" style:display-name="제목 1 Char" style:family="text" style:parent-style-name="기본_20_단락_20_글꼴">
      <style:text-properties style:font-name="맑은 고딕" fo:font-family="'맑은 고딕'" style:font-family-generic="modern" style:font-pitch="variable" fo:font-size="14pt" style:font-name-asian="맑은 고딕" style:font-family-asian="'맑은 고딕'" style:font-family-generic-asian="moder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매뉴얼_20_부제_20_1_20_Char" style:display-name="매뉴얼 부제 1 Char" style:family="text" style:parent-style-name="기본_20_단락_20_글꼴">
      <style:text-properties fo:color="#4881a2" style:font-name="나눔고딕" fo:font-family="나눔고딕" style:font-family-generic="modern" style:font-pitch="variable" fo:font-size="12pt" fo:font-weight="bold" style:letter-kerning="false" style:font-name-asian="나눔고딕" style:font-family-asian="나눔고딕" style:font-family-generic-asian="modern" style:font-pitch-asian="variable" style:font-size-asian="12pt" style:font-weight-asian="bold" style:font-name-complex="굴림" style:font-family-complex="굴림" style:font-family-generic-complex="modern" style:font-pitch-complex="variable" style:font-size-complex="12pt" style:font-weight-complex="bold"/>
    </style:style>
    <style:style style:name="제목_20_2_20_Char" style:display-name="제목 2 Char" style:family="text" style:parent-style-name="기본_20_단락_20_글꼴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Times New Roman" style:font-family-complex="'Times New Roman'" style:font-family-generic-complex="roman" style:font-pitch-complex="variable"/>
    </style:style>
    <style:style style:name="미주_20_텍스트_20_Char" style:display-name="미주 텍스트 Char" style:family="text" style:parent-style-name="기본_20_단락_20_글꼴"/>
    <style:style style:name="미주_20_참조" style:display-name="미주 참조" style:family="text" style:parent-style-name="기본_20_단락_20_글꼴">
      <style:text-properties style:text-position="super 64%"/>
    </style:style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suffix="." style:num-format="1">
        <style:list-level-properties text:space-before="0.635cm" text:min-label-width="0.63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미주_20_참조" text:citation-body-style-name="미주_20_참조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35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30T16:43:48.877000000</meta:creation-date>
    <meta:editing-cycles>2</meta:editing-cycles>
    <meta:editing-duration>PT7S</meta:editing-duration>
    <dc:date>2016-09-30T16:43:50.273000000</dc:date>
    <meta:document-statistic meta:table-count="3" meta:image-count="0" meta:object-count="0" meta:page-count="1" meta:paragraph-count="15" meta:word-count="50" meta:character-count="299" meta:non-whitespace-character-count="262"/>
    <meta:template xlink:type="simple" xlink:actuate="onRequest" xlink:title="" xlink:href="Normal.dotm"/>
  </office:meta>
</office:document-meta>
</file>